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Franklin Gothic Demi Cond" svg:font-family="Franklin Gothic Demi Cond" style:font-family-generic="swiss" style:font-pitch="variable" svg:panose-1="2 11 7 6 3 4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 fo:margin-top="0.1in" fo:margin-bottom="0.1in" fo:line-height="0.1666in"/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8" style:parent-style-name="Normal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 fo:text-align="center"/>
      <style:text-properties style:font-name="Calibri" style:font-name-asian="Calibri" style:font-name-complex="Calibri" fo:font-weight="bold" style:font-weight-asian="bold" style:font-weight-complex="bold" fo:font-size="1pt" style:font-size-asian="1pt" style:font-size-complex="1pt"/>
    </style:style>
    <style:style style:name="P9" style:parent-style-name="Normal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 fo:text-align="center" fo:margin-top="0.0694in" fo:margin-bottom="0.0694in" fo:background-color="#C5E0B3"/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10" style:parent-style-name="Normal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 fo:text-align="center" fo:margin-top="0.0694in" fo:margin-bottom="0.0694in"/>
      <style:text-properties style:font-name="Calibri" style:font-name-asian="Calibri" style:font-name-complex="Calibri" fo:font-weight="bold" style:font-weight-asian="bold" style:font-weight-complex="bold" fo:font-size="1pt" style:font-size-asian="1pt" style:font-size-complex="1pt"/>
    </style:style>
    <style:style style:name="P11" style:parent-style-name="Normal" style:family="paragraph">
      <style:paragraph-properties fo:text-align="center" fo:margin-top="0.1in" fo:margin-bottom="0.1in" fo:line-height="0.1666in"/>
      <style:text-properties style:font-name="Calibri" style:font-name-asian="Calibri" style:font-name-complex="Calibri" fo:font-weight="bold" style:font-weight-asian="bold" style:font-weight-complex="bold" fo:font-size="8pt" style:font-size-asian="8pt" style:font-size-complex="7pt"/>
    </style:style>
    <style:style style:name="P12" style:parent-style-name="Normal" style:family="paragraph">
      <style:paragraph-properties fo:text-align="center" fo:margin-top="0.1in" fo:margin-bottom="0.1in" fo:line-height="0.1666in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1pt"/>
    </style:style>
    <style:style style:name="P13" style:parent-style-name="Normal" style:family="paragraph">
      <style:paragraph-properties fo:text-align="center" fo:margin-top="0.1in" fo:margin-bottom="0.1in" fo:line-height="0.1666in" fo:margin-right="0.1756in"/>
      <style:text-properties style:font-name="Calibri" style:font-name-complex="Calibri" fo:font-weight="bold" style:font-weight-asian="bold" fo:font-size="11pt" style:font-size-asian="11pt" style:font-size-complex="11pt"/>
    </style:style>
    <style:style style:name="P14" style:parent-style-name="Normal" style:family="paragraph">
      <style:paragraph-properties fo:text-align="justify" fo:margin-top="0.1in" fo:margin-bottom="0.1in" fo:line-height="0.1666in" fo:margin-right="-0.0013in"/>
    </style:style>
    <style:style style:name="T15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T16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T17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T18" style:parent-style-name="Tipodeletrapredefinidodoparágrafo" style:family="text">
      <style:text-properties style:font-name="Calibri" style:font-name-complex="Calibri" fo:font-size="11pt" style:font-size-asian="11pt" style:font-size-complex="11pt"/>
    </style:style>
    <style:style style:name="T19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T20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T21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T22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T23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T24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T25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P26" style:parent-style-name="Normal" style:family="paragraph">
      <style:paragraph-properties fo:text-align="justify" fo:margin-top="0.1in" fo:margin-bottom="0.1in" fo:line-height="0.1666in" fo:margin-right="-0.0013in"/>
    </style:style>
    <style:style style:name="T27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P28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</style:style>
    <style:style style:name="T29" style:parent-style-name="Tipodeletrapredefinidodoparágrafo" style:family="text">
      <style:text-properties style:font-name-complex="Calibri"/>
    </style:style>
    <style:style style:name="T30" style:parent-style-name="Tipodeletrapredefinidodoparágrafo" style:family="text">
      <style:text-properties style:font-name-complex="Calibri" fo:color="#000000"/>
    </style:style>
    <style:style style:name="T31" style:parent-style-name="Tipodeletrapredefinidodoparágrafo" style:family="text">
      <style:text-properties style:font-name-complex="Calibri"/>
    </style:style>
    <style:style style:name="T32" style:parent-style-name="Tipodeletrapredefinidodoparágrafo" style:family="text">
      <style:text-properties style:font-name-complex="Calibri" fo:color="#000000"/>
    </style:style>
    <style:style style:name="T33" style:parent-style-name="Tipodeletrapredefinidodoparágrafo" style:family="text">
      <style:text-properties style:font-name-complex="Calibri"/>
    </style:style>
    <style:style style:name="T34" style:parent-style-name="Tipodeletrapredefinidodoparágrafo" style:family="text">
      <style:text-properties style:font-name-complex="Calibri"/>
    </style:style>
    <style:style style:name="T35" style:parent-style-name="Tipodeletrapredefinidodoparágrafo" style:family="text">
      <style:text-properties style:font-name-complex="Calibri"/>
    </style:style>
    <style:style style:name="T36" style:parent-style-name="Tipodeletrapredefinidodoparágrafo" style:family="text">
      <style:text-properties style:font-name-complex="Calibri"/>
    </style:style>
    <style:style style:name="T37" style:parent-style-name="Tipodeletrapredefinidodoparágrafo" style:family="text">
      <style:text-properties style:font-name-complex="Calibri"/>
    </style:style>
    <style:style style:name="T38" style:parent-style-name="Tipodeletrapredefinidodoparágrafo" style:family="text">
      <style:text-properties style:font-name-complex="Calibri"/>
    </style:style>
    <style:style style:name="T39" style:parent-style-name="Tipodeletrapredefinidodoparágrafo" style:family="text">
      <style:text-properties style:font-name-complex="Calibri"/>
    </style:style>
    <style:style style:name="T40" style:parent-style-name="Tipodeletrapredefinidodoparágrafo" style:family="text">
      <style:text-properties style:font-name-complex="Calibri"/>
    </style:style>
    <style:style style:name="T41" style:parent-style-name="Tipodeletrapredefinidodoparágrafo" style:family="text">
      <style:text-properties style:font-name-complex="Calibri"/>
    </style:style>
    <style:style style:name="T42" style:parent-style-name="Tipodeletrapredefinidodoparágrafo" style:family="text">
      <style:text-properties style:font-name-complex="Calibri"/>
    </style:style>
    <style:style style:name="T43" style:parent-style-name="Tipodeletrapredefinidodoparágrafo" style:family="text">
      <style:text-properties style:font-name-complex="Calibri"/>
    </style:style>
    <style:style style:name="T44" style:parent-style-name="Tipodeletrapredefinidodoparágrafo" style:family="text">
      <style:text-properties style:font-name-complex="Calibri" fo:color="#000000"/>
    </style:style>
    <style:style style:name="T45" style:parent-style-name="Tipodeletrapredefinidodoparágrafo" style:family="text">
      <style:text-properties style:font-name-complex="Calibri" fo:color="#000000"/>
    </style:style>
    <style:style style:name="T46" style:parent-style-name="Tipodeletrapredefinidodoparágrafo" style:family="text">
      <style:text-properties style:font-name-complex="Calibri" fo:color="#000000"/>
    </style:style>
    <style:style style:name="T47" style:parent-style-name="Tipodeletrapredefinidodoparágrafo" style:family="text">
      <style:text-properties style:font-name-complex="Calibri" fo:color="#000000"/>
    </style:style>
    <style:style style:name="T48" style:parent-style-name="Tipodeletrapredefinidodoparágrafo" style:family="text">
      <style:text-properties style:font-name-complex="Calibri" fo:color="#000000"/>
    </style:style>
    <style:style style:name="P49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50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51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52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53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54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</style:style>
    <style:style style:name="T55" style:parent-style-name="Tipodeletrapredefinidodoparágrafo" style:family="text">
      <style:text-properties style:font-name-complex="Calibri"/>
    </style:style>
    <style:style style:name="T56" style:parent-style-name="Tipodeletrapredefinidodoparágrafo" style:family="text">
      <style:text-properties style:font-name-complex="Calibri"/>
    </style:style>
    <style:style style:name="T57" style:parent-style-name="Tipodeletrapredefinidodoparágrafo" style:family="text">
      <style:text-properties style:font-name-complex="Calibri"/>
    </style:style>
    <style:style style:name="T58" style:parent-style-name="Tipodeletrapredefinidodoparágrafo" style:family="text">
      <style:text-properties style:font-name-complex="Calibri"/>
    </style:style>
    <style:style style:name="T59" style:parent-style-name="Tipodeletrapredefinidodoparágrafo" style:family="text">
      <style:text-properties style:font-name-complex="Calibri"/>
    </style:style>
    <style:style style:name="T60" style:parent-style-name="Tipodeletrapredefinidodoparágrafo" style:family="text">
      <style:text-properties style:font-name-complex="Calibri"/>
    </style:style>
    <style:style style:name="T61" style:parent-style-name="Tipodeletrapredefinidodoparágrafo" style:family="text">
      <style:text-properties style:font-name-complex="Calibri"/>
    </style:style>
    <style:style style:name="T62" style:parent-style-name="Tipodeletrapredefinidodoparágrafo" style:family="text">
      <style:text-properties style:font-name-complex="Calibri"/>
    </style:style>
    <style:style style:name="T63" style:parent-style-name="Tipodeletrapredefinidodoparágrafo" style:family="text">
      <style:text-properties style:font-name-complex="Calibri"/>
    </style:style>
    <style:style style:name="T64" style:parent-style-name="Tipodeletrapredefinidodoparágrafo" style:family="text">
      <style:text-properties style:font-name-complex="Calibri"/>
    </style:style>
    <style:style style:name="T65" style:parent-style-name="Tipodeletrapredefinidodoparágrafo" style:family="text">
      <style:text-properties style:font-name-complex="Calibri"/>
    </style:style>
    <style:style style:name="T66" style:parent-style-name="Tipodeletrapredefinidodoparágrafo" style:family="text">
      <style:text-properties style:font-name-complex="Calibri"/>
    </style:style>
    <style:style style:name="T67" style:parent-style-name="Tipodeletrapredefinidodoparágrafo" style:family="text">
      <style:text-properties style:font-name-complex="Calibri"/>
    </style:style>
    <style:style style:name="T68" style:parent-style-name="Tipodeletrapredefinidodoparágrafo" style:family="text">
      <style:text-properties style:font-name-complex="Calibri"/>
    </style:style>
    <style:style style:name="T69" style:parent-style-name="Tipodeletrapredefinidodoparágrafo" style:family="text">
      <style:text-properties style:font-name-complex="Calibri"/>
    </style:style>
    <style:style style:name="T70" style:parent-style-name="Tipodeletrapredefinidodoparágrafo" style:family="text">
      <style:text-properties style:font-name-complex="Calibri"/>
    </style:style>
    <style:style style:name="T71" style:parent-style-name="Tipodeletrapredefinidodoparágrafo" style:family="text">
      <style:text-properties style:font-name-complex="Calibri"/>
    </style:style>
    <style:style style:name="T72" style:parent-style-name="Tipodeletrapredefinidodoparágrafo" style:family="text">
      <style:text-properties style:font-name-complex="Calibri"/>
    </style:style>
    <style:style style:name="P73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74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75" style:parent-style-name="Normal" style:family="paragraph">
      <style:paragraph-properties fo:text-align="justify" fo:margin-top="0.1in" fo:margin-bottom="0.1in" fo:line-height="0.1666in" fo:margin-right="-0.0013in"/>
      <style:text-properties style:font-name-complex="Calibri"/>
    </style:style>
    <style:style style:name="P76" style:parent-style-name="Normal" style:family="paragraph">
      <style:paragraph-properties fo:text-align="justify" fo:margin-top="0.1in" fo:margin-bottom="0.1in" fo:line-height="0.1666in" fo:margin-right="-0.0013in"/>
      <style:text-properties style:font-name-complex="Calibri"/>
    </style:style>
    <style:style style:name="P77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78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79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80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81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82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83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84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85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86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87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88" style:parent-style-name="ParágrafodaLista" style:list-style-name="LFO1" style:family="paragraph">
      <style:paragraph-properties fo:text-align="justify" fo:margin-top="0.1in" fo:margin-bottom="0.1in" fo:line-height="0.1666in" fo:margin-left="0.2958in" fo:margin-right="-0.0013in" fo:text-indent="-0.2958in">
        <style:tab-stops/>
      </style:paragraph-properties>
      <style:text-properties style:font-name-complex="Calibri"/>
    </style:style>
    <style:style style:name="P89" style:parent-style-name="Normal" style:family="paragraph">
      <style:paragraph-properties fo:margin-top="0.1in" fo:margin-bottom="0.1in" fo:line-height="0.1666in" fo:margin-right="-0.0013in"/>
      <style:text-properties style:font-name="Calibri" style:font-name-asian="Calibri" style:font-name-complex="Calibri" fo:font-size="11pt" style:font-size-asian="11pt" style:font-size-complex="11pt"/>
    </style:style>
    <style:style style:name="P90" style:parent-style-name="Normal" style:family="paragraph">
      <style:paragraph-properties fo:text-align="center" fo:margin-top="0.1in" fo:margin-bottom="0.1in" fo:line-height="0.1666in" fo:margin-right="-0.0013in"/>
    </style:style>
    <style:style style:name="T91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P92" style:parent-style-name="Normal" style:family="paragraph">
      <style:paragraph-properties fo:text-align="center" fo:margin-top="0.1in" fo:margin-bottom="0.1in" fo:line-height="0.1666in" fo:margin-right="-0.0013in">
        <style:tab-stops>
          <style:tab-stop style:type="center" style:position="4.3312in"/>
        </style:tab-stops>
      </style:paragraph-properties>
      <style:text-properties style:font-name="Calibri" style:font-name-complex="Calibri" fo:font-size="18pt" style:font-size-asian="18pt" style:font-size-complex="18pt"/>
    </style:style>
    <style:style style:name="P93" style:parent-style-name="Normal" style:family="paragraph">
      <style:paragraph-properties fo:text-align="center" fo:margin-top="0.1in" fo:margin-bottom="0.1in" fo:line-height="0.1666in" fo:margin-right="-0.0013in">
        <style:tab-stops>
          <style:tab-stop style:type="center" style:position="4.3312in"/>
        </style:tab-stops>
      </style:paragraph-properties>
      <style:text-properties style:font-name="Calibri" style:font-name-complex="Calibri" fo:font-size="11pt" style:font-size-asian="11pt" style:font-size-complex="11pt"/>
    </style:style>
    <style:style style:name="P94" style:parent-style-name="Normal" style:family="paragraph">
      <style:paragraph-properties fo:text-align="center" fo:margin-right="-0.0013in"/>
      <style:text-properties style:font-name="Calibri" style:font-name-asian="Calibri" style:font-name-complex="Calibri" style:font-size-complex="11pt"/>
    </style:style>
    <style:style style:name="P95" style:parent-style-name="Normal" style:family="paragraph">
      <style:paragraph-properties fo:text-align="center" fo:margin-right="-0.0013in"/>
    </style:style>
    <style:style style:name="T96" style:parent-style-name="Tipodeletrapredefinidodoparágrafo" style:family="text">
      <style:text-properties style:font-name="Calibri" style:font-name-asian="Calibri" style:font-name-complex="Calibri" style:font-size-complex="11pt"/>
    </style:style>
    <style:style style:name="T97" style:parent-style-name="Tipodeletrapredefinidodoparágrafo" style:family="text">
      <style:text-properties style:font-name="Calibri" style:font-name-asian="Calibri" style:font-name-complex="Calibri" style:font-size-complex="11pt"/>
    </style:style>
    <style:style style:name="T98" style:parent-style-name="Tipodeletrapredefinidodoparágrafo" style:family="text">
      <style:text-properties style:font-name="Calibri" style:font-name-asian="Calibri" style:font-name-complex="Calibri" style:font-size-complex="11pt"/>
    </style:style>
    <style:style style:name="T99" style:parent-style-name="Tipodeletrapredefinidodoparágrafo" style:family="text">
      <style:text-properties style:font-name="Calibri" style:font-name-asian="Calibri" style:font-name-complex="Calibri" style:font-size-complex="11pt"/>
    </style:style>
    <style:style style:name="P100" style:parent-style-name="Normal" style:family="paragraph">
      <style:paragraph-properties fo:text-align="center" fo:margin-left="0.2479in" fo:margin-right="-0.0013in">
        <style:tab-stops/>
      </style:paragraph-properties>
      <style:text-properties style:font-name="Franklin Gothic Demi Cond" style:font-weight-complex="bold" fo:font-size="20pt" style:font-size-asian="20pt"/>
    </style:style>
    <style:style style:name="P101" style:parent-style-name="Normal" style:family="paragraph">
      <style:paragraph-properties fo:text-align="center" fo:margin-left="0.2479in" fo:margin-right="-0.0013in">
        <style:tab-stops/>
      </style:paragraph-properties>
      <style:text-properties style:font-name="Franklin Gothic Demi Cond" style:font-weight-complex="bold" fo:font-size="11pt" style:font-size-asian="11pt" style:font-size-complex="5pt"/>
    </style:style>
    <style:style style:name="P102" style:parent-style-name="Normal" style:family="paragraph">
      <style:paragraph-properties fo:text-align="justify" fo:margin-top="0.1in" fo:margin-bottom="0.1in" fo:line-height="0.1666in" fo:margin-right="-0.0013in">
        <style:tab-stops>
          <style:tab-stop style:type="center" style:position="4.3312in"/>
        </style:tab-stops>
      </style:paragraph-properties>
    </style:style>
    <style:style style:name="T103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T104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T105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T106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T107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T108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T109" style:parent-style-name="Tipodeletrapredefinidodoparágrafo" style:family="text">
      <style:text-properties style:font-name="Calibri" style:font-name-asian="Calibri" style:font-name-complex="Calibri" fo:font-size="11pt" style:font-size-asian="11pt" style:font-size-complex="11pt"/>
    </style:style>
    <style:style style:name="P110" style:parent-style-name="Normal" style:family="paragraph">
      <style:paragraph-properties>
        <style:tab-stops>
          <style:tab-stop style:type="left" style:position="1.425in"/>
        </style:tab-stops>
      </style:paragraph-properties>
      <style:text-properties style:font-name="Calibri" style:font-name-complex="Calibri"/>
    </style:style>
    <style:style style:name="P111" style:parent-style-name="Normal" style:family="paragraph">
      <style:text-properties style:font-name="Calibri" style:font-name-complex="Calibri"/>
    </style:style>
    <style:style style:name="P112" style:parent-style-name="Normal" style:family="paragraph">
      <style:text-properties style:font-name="Calibri" style:font-name-complex="Calibri"/>
    </style:style>
    <style:style style:name="P113" style:parent-style-name="Normal" style:family="paragraph">
      <style:text-properties style:font-name="Calibri" style:font-name-complex="Calibri"/>
    </style:style>
    <style:style style:name="P114" style:parent-style-name="Normal" style:family="paragraph">
      <style:text-properties style:font-name="Calibri" style:font-name-complex="Calibri"/>
    </style:style>
    <style:style style:name="P115" style:parent-style-name="Normal" style:family="paragraph">
      <style:text-properties style:font-name="Calibri" style:font-name-complex="Calibri"/>
    </style:style>
    <style:style style:name="P116" style:parent-style-name="Normal" style:family="paragraph">
      <style:paragraph-properties fo:margin-left="0.493in">
        <style:tab-stops/>
      </style:paragraph-properties>
      <style:text-properties style:font-name="Calibri" style:font-name-complex="Calibri" fo:font-size="9pt" style:font-size-asian="9pt" style:font-size-complex="9pt"/>
    </style:style>
    <style:style style:name="TableColumn118" style:family="table-column">
      <style:table-column-properties style:column-width="6.6868in"/>
    </style:style>
    <style:style style:name="Table117" style:family="table">
      <style:table-properties style:width="6.6868in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justify"/>
    </style:style>
    <style:style style:name="T122" style:parent-style-name="Tipodeletrapredefinidodoparágrafo" style:family="text">
      <style:text-properties style:font-name="Calibri" fo:font-weight="bold" style:font-weight-asian="bold" style:font-weight-complex="bold" fo:font-size="11pt" style:font-size-asian="11pt"/>
    </style:style>
    <style:style style:name="T123" style:parent-style-name="Tipodeletrapredefinidodoparágrafo" style:family="text">
      <style:text-properties style:font-name="Calibri" fo:font-size="11pt" style:font-size-asian="11pt"/>
    </style:style>
    <style:style style:name="T124" style:parent-style-name="Tipodeletrapredefinidodoparágrafo" style:family="text">
      <style:text-properties style:font-name="Calibri" fo:font-weight="bold" style:font-weight-asian="bold" style:font-weight-complex="bold" fo:font-size="11pt" style:font-size-asian="11pt"/>
    </style:style>
    <style:style style:name="T125" style:parent-style-name="Tipodeletrapredefinidodoparágrafo" style:family="text">
      <style:text-properties style:font-name="Calibri" fo:font-size="11pt" style:font-size-asian="11pt"/>
    </style:style>
    <style:style style:name="T126" style:parent-style-name="Tipodeletrapredefinidodoparágrafo" style:family="text">
      <style:text-properties style:font-name="Calibri" fo:font-weight="bold" style:font-weight-asian="bold" style:font-weight-complex="bold" fo:font-size="11pt" style:font-size-asian="11pt"/>
    </style:style>
    <style:style style:name="T127" style:parent-style-name="Tipodeletrapredefinidodoparágrafo" style:family="text">
      <style:text-properties style:font-name="Calibri" fo:font-size="11pt" style:font-size-asian="11pt"/>
    </style:style>
    <style:style style:name="T128" style:parent-style-name="Tipodeletrapredefinidodoparágrafo" style:family="text">
      <style:text-properties style:font-name="Calibri" fo:font-weight="bold" style:font-weight-asian="bold" style:font-weight-complex="bold" fo:font-size="11pt" style:font-size-asian="11pt"/>
    </style:style>
    <style:style style:name="T129" style:parent-style-name="Tipodeletrapredefinidodoparágrafo" style:family="text">
      <style:text-properties style:font-name="Calibri" fo:font-weight="bold" style:font-weight-asian="bold" style:font-weight-complex="bold" fo:font-size="11pt" style:font-size-asian="11pt"/>
    </style:style>
    <style:style style:name="T130" style:parent-style-name="Tipodeletrapredefinidodoparágrafo" style:family="text">
      <style:text-properties style:font-name="Calibri" fo:font-weight="bold" style:font-weight-asian="bold" style:font-weight-complex="bold" fo:font-size="11pt" style:font-size-asian="11pt"/>
    </style:style>
    <style:style style:name="T131" style:parent-style-name="Tipodeletrapredefinidodoparágrafo" style:family="text">
      <style:text-properties style:font-name="Calibri" fo:font-size="11pt" style:font-size-asian="11pt"/>
    </style:style>
    <style:style style:name="T132" style:parent-style-name="Tipodeletrapredefinidodoparágrafo" style:family="text">
      <style:text-properties style:font-name="Calibri" fo:font-weight="bold" style:font-weight-asian="bold" style:font-weight-complex="bold" fo:font-size="11pt" style:font-size-asian="11pt"/>
    </style:style>
    <style:style style:name="T133" style:parent-style-name="Tipodeletrapredefinidodoparágrafo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</office:automatic-styles>
  <office:body>
    <office:text text:use-soft-page-breaks="true">
      <text:p text:style-name="P1">APOIO EXTRAORDINÁRIO À MANUTENÇÃO DE<text:s/>CONTRATOS DE TRABALHO EM SITUAÇÃO DE CRISE EMPRESARIAL<text:s/></text:p>
      <text:p text:style-name="P8"/>
      <text:p text:style-name="P9">FORMAÇÃO PROFISSIONAL</text:p>
      <text:p text:style-name="P10"/>
      <text:p text:style-name="P11"/>
      <text:p text:style-name="P12">TERMO DE ACEITAÇÃO DA DECISÃO DE APROVAÇÃO</text:p>
      <text:p text:style-name="P13"/>
      <text:p text:style-name="P14"><text:span text:style-name="T15">Nos termos da legislação em vigor, declara-se que se tomou conhecimento da decisão de aprovação referente ao pro</text:span><text:span text:style-name="T16">jeto</text:span><text:span text:style-name="T17"><text:s/>n.º<text:s/></text:span><text:bookmark-start text:name="Texto168"/><text:span text:style-name="T18"> </text:span><text:span text:style-name="T19"> </text:span><text:span text:style-name="T20"> </text:span><text:span text:style-name="T21"> </text:span><text:span text:style-name="T22"><text:s text:c="8"/></text:span><text:span text:style-name="T23"> </text:span><text:bookmark-end text:name="Texto168"/><text:span text:style-name="T24">,<text:s/></text:span><text:span text:style-name="T25">e que a mesma é aceite nos seus precisos termos, obrigando-se, por esta via, ao seu integral cumprimento, no respeito por todas as disposições legislativas e regulamentares, aplicáveis.</text:span></text:p>
      <text:p text:style-name="P26"><text:span text:style-name="T27">Mais se declara que:</text:span></text:p>
      <text:list text:style-name="LFO1" text:continue-numbering="true">
        <text:list-item>
          <text:p text:style-name="P28"><text:span text:style-name="T29">Os<text:s/></text:span><text:span text:style-name="T30">apoios</text:span><text:span text:style-name="T31"><text:s/>serão utilizados com o rigoroso respeito pelas disposições legislativas e regulamentares<text:s/></text:span><text:span text:style-name="T32">aplicáveis</text:span><text:span text:style-name="T33">, nomeadamente<text:s/></text:span><text:span text:style-name="T34">o Decreto-Lei<text:s/></text:span><text:span text:style-name="T35">n.º<text:s/></text:span><text:span text:style-name="T36">10</text:span><text:span text:style-name="T37">-</text:span><text:span text:style-name="T38">G</text:span><text:span text:style-name="T39">/2020, de<text:s/></text:span><text:span text:style-name="T40">26</text:span><text:span text:style-name="T41"><text:s/>de março</text:span><text:span text:style-name="T42">,<text:s/></text:span><text:span text:style-name="T43">na sua atual redação,<text:s/></text:span><text:span text:style-name="T44">e o Regulamento<text:s/></text:span><text:span text:style-name="T45">que enquadra a atribuição de apoios ao desenvolvimento de formação profissional aos trabalhadores abrangidos no âmbito da Medida de Apoio extraordinário à manutenção d</text:span><text:span text:style-name="T46">e</text:span><text:span text:style-name="T47"><text:s/>contratos de trabalho em situação de crise empresarial</text:span><text:span text:style-name="T48">;</text:span></text:p>
        </text:list-item>
        <text:list-item>
          <text:p text:style-name="P49">Se compromete a cumprir todas as obrigações contratuais, legais, fiscais e contributivas a que está vinculada;</text:p>
        </text:list-item>
        <text:list-item>
          <text:p text:style-name="P50">Se compromete a manter os requisitos da entidade empregadora, previstos no Decreto-Lei<text:s/>n.º<text:s/>10-G/2020, de<text:s/>26<text:s/>de março, com as alterações introduzidas pela Declaração de Retificação n.º 14/2020, de<text:s/>28 de março<text:s/>e no respetivo<text:s/>Regulamento, durante o período de duração das obrigações decorrentes da atribuição do presente<text:s/>apoio;</text:p>
        </text:list-item>
        <text:list-item>
          <text:p text:style-name="P51">Se compromete a pagar pontualmente aos trabalhadores que se encontram a frequentar ações de formação,<text:s/>a bolsa de formação prevista no âmbito da Medida e<text:s/>o<text:s/>apoio à alimentação,<text:s/>caso aplicável;</text:p>
        </text:list-item>
        <text:list-item>
          <text:p text:style-name="P52">Se sujeita<text:s/>a ações de acompanhamento, de verificação ou de auditoria por parte dos serviços do IEFP, IP ou outras entidades com competência para o efeito, fornecendo todos os elementos relacionados direta ou indiretamente com o apoio no âmbito do Incentivo, ainda que após o período de concessão do apoio;</text:p>
        </text:list-item>
        <text:list-item>
          <text:p text:style-name="P53">Assume o compromisso de comunicar por escrito ao IEFP, IP<text:s/>todas as situações que pela sua natureza possam implicar a alteração ao pedido inicialmente aprovado, nomeadamente a cessação de contratos de trabalho ou a ausência prolongada do trabalhador;</text:p>
        </text:list-item>
        <text:list-item>
          <text:p text:style-name="P54"><text:span text:style-name="T55">Tem conhecimento<text:s/></text:span><text:span text:style-name="T56">de</text:span><text:span text:style-name="T57"><text:s/>que o incumprimento dos requisitos e obrigações decorrentes da concessão do Incentivo implica a cessação da atribuição do apoio financeiro concedido e/ou a restituição proporcional ou total do mesmo, nos casos previstos</text:span><text:s/><text:span text:style-name="T58">n</text:span><text:span text:style-name="T59">o Decreto-Lei<text:s/></text:span><text:span text:style-name="T60">n.º<text:s/></text:span><text:span text:style-name="T61">10</text:span><text:span text:style-name="T62">-</text:span><text:span text:style-name="T63">G</text:span><text:span text:style-name="T64">/2020, de<text:s/></text:span><text:span text:style-name="T65">26</text:span><text:span text:style-name="T66"><text:s/>de março</text:span><text:span text:style-name="T67">, com as alterações introduzidas pela Declaração de Retificaçã</text:span><text:span text:style-name="T68">o n.º 14/2020, de<text:s/></text:span><text:span text:style-name="T69">28 de março</text:span><text:span text:style-name="T70"><text:s/>e no respetivo<text:s/></text:span><text:span text:style-name="T71">R</text:span><text:span text:style-name="T72">egulamento;</text:span></text:p>
        </text:list-item>
        <text:list-item>
          <text:p text:style-name="P73">Tem conhecimento de que deve proceder à restituição dos montantes recebidos, no prazo de 60 dias consecutivos a contar da data da receção da notificação para o efeito, após os quais são devidos juros de mora cobrados à taxa legal;</text:p>
        </text:list-item>
        <text:list-item>
          <text:p text:style-name="P74">Tem conhecimento de que pode solicitar um plano de reembolso para pagamento faseado da restituição dos montantes, até ao limite de 36 prestações mensais;</text:p>
        </text:list-item>
      </text:list>
      <text:p text:style-name="P75"/>
      <text:p text:style-name="P76"/>
      <text:soft-page-break/>
      <text:list text:style-name="LFO1" text:continue-numbering="true">
        <text:list-item>
          <text:p text:style-name="P77">Tem conhecimento de que na impossibilidade de reembolso no prazo de 36 prestações mensais, pode ser estabelecido novo plano de reembolso, a autorizar pelo IEFP,<text:s/>IP<text:s/>até ao máximo de 60 prestações mensais (desde o início do primeiro plano e na condição de se verificar a condição do nível de emprego), não sendo aplicados juros a partir da autorização;<text:s/></text:p>
        </text:list-item>
        <text:list-item>
          <text:p text:style-name="P78">Tem conhecimento de que a falta de pagamento de uma das prestações previstas nos planos de reembolso dá lugar a vencimento de todas as prestações;</text:p>
        </text:list-item>
        <text:list-item>
          <text:p text:style-name="P79">Tem conhecimento de que sempre que não cumpra a obrigação de restituição no prazo estipulado é a mesma realizada através de execução fiscal, nos termos da legislação aplicável;</text:p>
        </text:list-item>
        <text:list-item>
          <text:p text:style-name="P80">Tem conhecimento de que em sede de execução fiscal são subsidiariamente responsáveis pela restituição dos montantes em dívida os administradores, diretores, gerentes e outras pessoas que exercem, ainda que somente de facto, funções de administração ou gestão de pessoas coletivas e entes fiscalmente equiparados, nos termos previstos na Lei Geral Tributária;</text:p>
        </text:list-item>
        <text:list-item>
          <text:p text:style-name="P81">Tem conhecimento que a apresentação do mesmo pedido de financiamento a mais de uma entidade financiadora determina a revogação do financiamento e consequente restituição dos apoios pagos;</text:p>
        </text:list-item>
        <text:list-item>
          <text:p text:style-name="P82">Se compromete a não efetuar qualquer despedimento, exceto por facto imputável ao trabalhador;<text:s/></text:p>
        </text:list-item>
        <text:list-item>
          <text:p text:style-name="P83">Se compromete a pagar pontualmente as obrigações retributivas devidas aos trabalhadores;<text:s/></text:p>
        </text:list-item>
        <text:list-item>
          <text:p text:style-name="P84">Se compromete a pagar pontualmente as contribuições à<text:s/>Segurança Social, salvo se beneficiar de regime de isenção;</text:p>
        </text:list-item>
        <text:list-item>
          <text:p text:style-name="P85">Se compromete a não distribuir lucros durante a vigência das obrigações decorrentes da concessão do Incentivo, sob qualquer forma, nomeadamente a título de levantamento por conta;<text:s/></text:p>
        </text:list-item>
        <text:list-item>
          <text:p text:style-name="P86">Se compromete a não aumentar as remunerações dos membros dos corpos sociais durante o período de duração das obrigações decorrentes da concessão do Incentivo;</text:p>
        </text:list-item>
        <text:list-item>
          <text:p text:style-name="P87">Se compromete a guardar, organizar e manter atualizados todos os documentos que digam respeito à execução física e financeira do processo, disponibilizando-os, em qualquer momento, para consulta das entidades legalmente autorizadas a fazê-lo, nomeadamente, aos serviços do IEFP, IP;</text:p>
        </text:list-item>
        <text:list-item>
          <text:p text:style-name="P88">Tem conhecimento do acordo de cooperação assinado com a entidade formadora externa indicada na candidatura agora aprovada, comprometendo-se à total colaboração com esta entidade no que concerne à implementação, desenvolvimento e conclusão do plano de formação aprovado (SE APLICÁVEL).</text:p>
        </text:list-item>
      </text:list>
      <text:p text:style-name="P89"><text:bookmark-start text:name="_Hlk35964028"/></text:p>
      <text:p text:style-name="P90"><text:span text:style-name="T91">O(s) Responsável(eis)</text:span></text:p>
      <text:p text:style-name="P92"/>
      <text:p text:style-name="P93">_____________________________________________________</text:p>
      <text:p text:style-name="P94">(Assinaturas reconhecidas na qualidade e com poderes para o ato</text:p>
      <text:p text:style-name="P95"><text:span text:style-name="T96">nos termos do ponto 12.<text:s/></text:span><text:span text:style-name="T97">d</text:span><text:span text:style-name="T98">o Regulamento</text:span><text:span text:style-name="T99">)</text:span></text:p>
      <text:p text:style-name="P100"/>
      <text:p text:style-name="P101"/>
      <text:p text:style-name="P102"><text:span text:style-name="T103">Data _</text:span><text:span text:style-name="T104">__</text:span><text:span text:style-name="T105">_/</text:span><text:span text:style-name="T106">__</text:span><text:span text:style-name="T107">__/_</text:span><text:span text:style-name="T108">__</text:span><text:span text:style-name="T109">__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able:table table:style-name="Table117">
        <table:table-columns>
          <table:table-column table:style-name="TableColumn118"/>
        </table:table-columns>
        <table:table-row table:style-name="TableRow119">
          <table:table-cell table:style-name="TableCell120">
            <text:p text:style-name="P121"><text:span text:style-name="T122">Este documento deverá ser devolvido para o endereço eletrónico desta Delegação Regional do IEFP, IP (</text:span><text:span text:style-name="T123">EMAIL</text:span><text:span text:style-name="T124">) e para o Centro (</text:span><text:span text:style-name="T125">IDENTIFICAR</text:span><text:span text:style-name="T126"><text:s/></text:span><text:span text:style-name="T127">CENTRO</text:span><text:span text:style-name="T128">) que ficou designado para desenvolver</text:span><text:span text:style-name="T129"><text:s/>ou acompanhar</text:span><text:span text:style-name="T130"><text:s/>o plano de formação proposto (</text:span><text:span text:style-name="T131">EMAIL</text:span><text:span text:style-name="T132">)</text:span><text:span text:style-name="T133">.</text:span></text:p>
          </table:table-cell>
        </table:table-row>
      </table:table>
      <text:p text:style-name="Normal"><text:bookmark-end text:name="_Hlk35964028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Franklin Gothic Demi Cond" svg:font-family="Franklin Gothic Demi Cond" style:font-family-generic="swiss" style:font-pitch="variable" svg:panose-1="2 11 7 6 3 4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Arial" style:font-name-asian="Times New Roman" style:font-name-complex="Times New Roman" fo:font-size="10pt" style:font-size-asian="10pt" style:font-size-complex="10pt" style:language-asian="pt" style:country-asian="PT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Arial" style:font-name-asian="Times New Roman" style:font-name-complex="Times New Roman" fo:font-size="10pt" style:font-size-asian="10pt" style:font-size-complex="10pt" style:language-asian="pt" style:country-asian="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Arial" style:font-name-asian="Times New Roman" style:font-name-complex="Times New Roman" fo:font-size="10pt" style:font-size-asian="10pt" style:font-size-complex="10pt" style:language-asian="pt" style:country-asian="PT"/>
    </style:style>
    <style:style style:name="Númerodepágina" style:display-name="Número de página" style:family="text" style:parent-style-name="Tipodeletrapredefinidodoparágrafo"/>
    <style:style style:name="ParágrafodaLista" style:display-name="Parágrafo da Lista" style:family="paragraph" style:parent-style-name="Normal">
      <style:paragraph-properties fo:margin-bottom="0.1111in" fo:line-height="107%" fo:margin-left="0.5in">
        <style:tab-stops/>
      </style:paragraph-properties>
      <style:text-properties style:font-name="Calibri" style:font-name-asian="Calibri" fo:font-size="11pt" style:font-size-asian="11pt" style:font-size-complex="11pt" style:language-asian="en" style:country-asian="US" fo:hyphenate="false"/>
    </style:style>
    <style:style style:name="ParágrafodaListaCaráter" style:display-name="Parágrafo da Lista Caráter" style:family="text">
      <style:text-properties style:font-name="Calibri" style:font-name-asian="Calibri" style:font-name-complex="Times New Roman"/>
    </style:style>
    <style:style style:name="Textodebalão" style:display-name="Texto de balão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odebalãoCaráter" style:display-name="Texto de balão Caráter" style:family="text" style:parent-style-name="Tipodeletrapredefinidodoparágrafo">
      <style:text-properties style:font-name="Segoe UI" style:font-name-asian="Times New Roman" style:font-name-complex="Segoe UI" fo:font-size="9pt" style:font-size-asian="9pt" style:font-size-complex="9pt" style:language-asian="pt" style:country-asian="PT"/>
    </style:style>
    <style:style style:name="Ref.decomentário" style:display-name="Ref. de comentário" style:family="text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hyphenate="false"/>
    </style:style>
    <style:style style:name="TextodecomentárioCaráter" style:display-name="Texto de comentário Caráter" style:family="text" style:parent-style-name="Tipodeletrapredefinidodoparágrafo">
      <style:text-properties style:font-name="Arial" style:font-name-asian="Times New Roman" style:font-name-complex="Times New Roman" fo:font-size="10pt" style:font-size-asian="10pt" style:font-size-complex="10pt" style:language-asian="pt" style:country-asian="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normal" style:font-weight-asian="normal" style:use-window-font-color="true"/>
    </style:style>
    <style:style style:name="WW_CharLFO2LVL1" style:family="text">
      <style:text-properties style:font-name="Calibri" style:font-name-asian="Calibri" style:font-name-complex="Calibri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7in" fo:margin-bottom="0.2895in" fo:margin-right="0.589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4597in"/>
      </style:footer-style>
    </style:page-layout>
    <style:style style:name="P2" style:parent-style-name="Rodapé" style:family="paragraph">
      <style:paragraph-properties fo:text-align="end"/>
    </style:style>
    <style:style style:name="T3" style:parent-style-name="Tipodeletrapredefinidodoparágrafo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4" style:parent-style-name="Tipodeletrapredefinidodoparágrafo" style:family="text">
      <style:text-properties style:font-name="Calibri" style:font-name-complex="Calibri"/>
    </style:style>
    <style:style style:name="P5" style:parent-style-name="Rodapé" style:family="paragraph">
      <style:paragraph-properties fo:margin-right="0.25in"/>
      <style:text-properties style:font-size-complex="8pt"/>
    </style:style>
    <style:style style:name="P6" style:parent-style-name="Cabeçalho" style:family="paragraph">
      <style:paragraph-properties>
        <style:tab-stops>
          <style:tab-stop style:type="left" style:position="2.3645in"/>
        </style:tab-stops>
      </style:paragraph-properties>
    </style:style>
    <style:style style:name="P7" style:parent-style-name="Cabeçalho" style:family="paragraph">
      <style:paragraph-properties>
        <style:tab-stops>
          <style:tab-stop style:type="left" style:position="2.3645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text:span text:style-name="T4">/2</text:span></text:p>
        <text:p text:style-name="P5"/>
      </style:footer>
    </style:master-page>
    <style:master-page style:next-style-name="MP0" style:name="MPF0" style:page-layout-name="PL0">
      <style:header>
        <text:p text:style-name="P6"><draw:frame draw:style-name="a0" draw:name="Imagem 14" text:anchor-type="as-char" svg:x="0in" svg:y="0in" svg:width="3.78333in" svg:height="0.51667in" style:rel-width="scale" style:rel-height="scale"><draw:image xlink:href="media/image1.png" xlink:type="simple" xlink:show="embed" xlink:actuate="onLoad"/><svg:title/><svg:desc>IEFP 1</svg:desc></draw:frame></text:p>
        <text:p text:style-name="P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EFP</meta:initial-creator>
    <dc:creator>IEFP</dc:creator>
    <meta:creation-date>2020-04-16T12:02:00Z</meta:creation-date>
    <dc:date>2020-04-16T12:03:00Z</dc:date>
    <meta:template xlink:href="Normal.dotm" xlink:type="simple"/>
    <meta:editing-cycles>2</meta:editing-cycles>
    <meta:editing-duration>PT60S</meta:editing-duration>
    <meta:document-statistic meta:page-count="2" meta:paragraph-count="11" meta:word-count="906" meta:character-count="5793" meta:row-count="40" meta:non-whitespace-character-count="4898"/>
  </office:meta>
</office:document-meta>
</file>